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100001AB9000013F25659554B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cc|cc|cccc}&#10;\hline&#10;&amp; &amp; &amp; &amp; &amp; &amp; &amp; &amp; \\&#10;&amp; &amp; &amp; &amp; &amp; &amp; &amp; &amp; \\&#10;&amp; &amp; &amp; &amp; &amp; &amp; &amp; &amp;\\&#10;\hline&#10;A &amp; B &amp; x &amp; A &amp; B &amp; J_A &amp; K_A &amp; J_B &amp; K_B \\&#10;\hline&#10;0 &amp; 0 &amp; 0 &amp; 0 &amp; 0 &amp; 0 &amp; 0 &amp; 0 &amp; 1\\&#10;0 &amp; 0 &amp; 1 &amp; 0 &amp; 1 &amp; 0 &amp; 0 &amp; 1 &amp; 0\\&#10;0 &amp; 1 &amp; 0 &amp; 1 &amp; 0 &amp; 1 &amp; 0 &amp; 0 &amp; 1\\&#10;0 &amp; 1 &amp; 1 &amp; 0 &amp; 1 &amp; 0 &amp; 1 &amp; 1 &amp; 0\\&#10;1 &amp; 0 &amp; 0 &amp; 1 &amp; 0 &amp; 0 &amp; 0 &amp; 0 &amp; 0\\&#10;1 &amp; 0 &amp; 1 &amp; 1 &amp; 1 &amp; 0 &amp; 0 &amp; 1 &amp; 1\\&#10;1 &amp; 1 &amp; 0 &amp; 1 &amp; 1 &amp; 1 &amp; 0 &amp; 0 &amp; 0\\&#10;1 &amp; 1 &amp; 1 &amp; 0 &amp; 0 &amp; 0 &amp; 1 &amp; 1 &amp; 1\\&#10;\hline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715cm" svg:height="4.191cm" svg:x="0.254cm" svg:y="0.254cm">
          <draw:image xlink:href="Pictures/2000000100001AB9000013F25659554B.svm" xlink:type="simple" xlink:show="embed" xlink:actuate="onLoad">
            <text:p/>
          </draw:image>
        </draw:frame>
        <draw:frame draw:style-name="gr2" draw:text-style-name="P3" draw:layer="layout" svg:width="1.213cm" svg:height="1.141cm" svg:x="0.184cm" svg:y="0.256cm">
          <draw:text-box>
            <text:p text:style-name="P2"><text:span text:style-name="T1">موجودہ</text:span></text:p>
            <text:p text:style-name="P2"><text:span text:style-name="T1">حال</text:span></text:p>
          </draw:text-box>
        </draw:frame>
        <draw:frame draw:style-name="gr2" draw:text-style-name="P3" draw:layer="layout" svg:width="0.904cm" svg:height="1.141cm" svg:x="1.835cm" svg:y="0.254cm">
          <draw:text-box>
            <text:p text:style-name="P2"><text:span text:style-name="T1">اگلا</text:span></text:p>
            <text:p text:style-name="P2"><text:span text:style-name="T1">حال</text:span></text:p>
          </draw:text-box>
        </draw:frame>
        <draw:frame draw:style-name="gr2" draw:text-style-name="P3" draw:layer="layout" svg:width="2.2cm" svg:height="0.696cm" svg:x="3.175cm" svg:y="0.701cm">
          <draw:text-box>
            <text:p text:style-name="P2"><text:span text:style-name="T1">پلٹ کے درآمدات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5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27T18:45:05</dc:date>
    <dc:creator>kkk </dc:creator>
    <meta:generator>LibreOffice/3.3$Linux LibreOffice_project/330m19$Build-401</meta:generator>
    <meta:editing-duration>PT18M28S</meta:editing-duration>
    <meta:editing-cycles>2</meta:editing-cycles>
    <meta:document-statistic meta:object-count="4"/>
  </office:meta>
</office:document-meta>
</file>